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10000076C0000043A261CE4E298D73C03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bitmap" draw:fill-image-name="background" style:repeat="stretch"/>
    </style:style>
    <style:style style:name="gr1" style:family="graphic" style:parent-style-name="standard">
      <style:graphic-properties draw:textarea-horizontal-align="justify" draw:textarea-vertical-align="middle" draw:auto-grow-height="false" fo:min-height="4.75cm" fo:min-width="48cm"/>
    </style:style>
    <style:style style:name="gr2" style:family="graphic" style:parent-style-name="standard">
      <style:graphic-properties draw:textarea-horizontal-align="justify" draw:textarea-vertical-align="middle" draw:auto-grow-height="false" fo:min-height="6.25cm" fo:min-width="58.5cm"/>
    </style:style>
    <style:style style:name="gr3" style:family="graphic" style:parent-style-name="standard">
      <style:graphic-properties draw:textarea-horizontal-align="justify" draw:textarea-vertical-align="middle" draw:auto-grow-height="false" fo:min-height="17cm" fo:min-width="49.5cm"/>
    </style:style>
    <style:style style:name="gr4" style:family="graphic" style:parent-style-name="standard">
      <style:graphic-properties svg:stroke-color="#ff8000" draw:textarea-horizontal-align="justify" draw:textarea-vertical-align="middle" draw:auto-grow-height="false" fo:min-height="5.75cm" fo:min-width="48cm"/>
    </style:style>
    <style:style style:name="gr5" style:family="graphic" style:parent-style-name="standard">
      <style:graphic-properties svg:stroke-color="#ffff00" draw:textarea-horizontal-align="justify" draw:textarea-vertical-align="middle" draw:auto-grow-height="false" fo:min-height="5.25cm" fo:min-width="7.25cm"/>
      <style:paragraph-properties style:writing-mode="lr-tb"/>
    </style:style>
    <style:style style:name="gr6" style:family="graphic" style:parent-style-name="standard">
      <style:graphic-properties svg:stroke-color="#ffff00" draw:textarea-horizontal-align="justify" draw:textarea-vertical-align="middle" draw:auto-grow-height="false" fo:min-height="5.25cm" fo:min-width="38.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5cm" fo:min-width="35.25cm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35.25cm"/>
    </style:style>
    <style:style style:name="gr9" style:family="graphic" style:parent-style-name="standard">
      <style:graphic-properties draw:textarea-horizontal-align="justify" draw:textarea-vertical-align="middle" draw:auto-grow-height="false" fo:min-height="4.25cm" fo:min-width="7.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4.5cm" fo:min-width="3.75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4.25cm" fo:min-width="38.5cm"/>
    </style:style>
    <style:style style:name="gr12" style:family="graphic" style:parent-style-name="standard">
      <style:graphic-properties draw:textarea-horizontal-align="justify" draw:textarea-vertical-align="middle" draw:auto-grow-height="false" fo:min-height="0.75cm" fo:min-width="3cm"/>
    </style:style>
    <style:style style:name="gr13" style:family="graphic" style:parent-style-name="standard">
      <style:graphic-properties draw:textarea-horizontal-align="justify" draw:textarea-vertical-align="middle" draw:auto-grow-height="false" fo:min-height="0.75cm" fo:min-width="3.75cm"/>
    </style:style>
    <style:style style:name="gr14" style:family="graphic" style:parent-style-name="standard">
      <style:graphic-properties draw:textarea-horizontal-align="justify" draw:textarea-vertical-align="middle" draw:auto-grow-height="false" fo:min-height="0.75cm" fo:min-width="4cm"/>
    </style:style>
    <style:style style:name="gr15" style:family="graphic" style:parent-style-name="standard">
      <style:graphic-properties draw:textarea-horizontal-align="justify" draw:textarea-vertical-align="middle" draw:auto-grow-height="false" fo:min-height="0.75cm" fo:min-width="5.8cm"/>
    </style:style>
    <style:style style:name="gr16" style:family="graphic" style:parent-style-name="standard">
      <style:graphic-properties draw:textarea-horizontal-align="justify" draw:textarea-vertical-align="middle" draw:auto-grow-height="false" fo:min-height="0.75cm" fo:min-width="7.25cm"/>
    </style:style>
    <style:style style:name="gr17" style:family="graphic" style:parent-style-name="standard">
      <style:graphic-properties svg:stroke-color="#ff8000" draw:textarea-horizontal-align="justify" draw:textarea-vertical-align="middle" draw:auto-grow-height="false" fo:min-height="15.75cm" fo:min-width="32.75cm"/>
    </style:style>
    <style:style style:name="gr18" style:family="graphic" style:parent-style-name="standard">
      <style:graphic-properties svg:stroke-color="#ff8000" draw:textarea-horizontal-align="justify" draw:textarea-vertical-align="middle" draw:auto-grow-height="false" fo:min-height="15.75cm" fo:min-width="15cm"/>
    </style:style>
    <style:style style:name="gr19" style:family="graphic" style:parent-style-name="standard">
      <style:graphic-properties draw:textarea-horizontal-align="justify" draw:textarea-vertical-align="middle" draw:auto-grow-height="false" fo:min-height="2.25cm" fo:min-width="31.75cm"/>
    </style:style>
    <style:style style:name="gr20" style:family="graphic" style:parent-style-name="standard">
      <style:graphic-properties draw:textarea-horizontal-align="justify" draw:textarea-vertical-align="middle" draw:auto-grow-height="false" fo:min-height="11.5cm" fo:min-width="31.75cm"/>
    </style:style>
    <style:style style:name="gr21" style:family="graphic" style:parent-style-name="standard">
      <style:graphic-properties draw:textarea-horizontal-align="justify" draw:textarea-vertical-align="middle" draw:auto-grow-height="false" fo:min-height="1.5cm" fo:min-width="14.25cm"/>
    </style:style>
    <style:style style:name="gr22" style:family="graphic" style:parent-style-name="standard">
      <style:graphic-properties svg:stroke-color="#50938a" draw:textarea-horizontal-align="justify" draw:textarea-vertical-align="middle" draw:auto-grow-height="false" fo:min-height="5.25cm" fo:min-width="59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4.75cm" fo:min-width="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48.5cm" svg:height="5cm" svg:x="5.5cm" svg:y="0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9cm" svg:height="6.5cm" svg:x="0.25cm" svg:y="6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0cm" svg:height="17.25cm" svg:x="5cm" svg:y="13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8.5cm" svg:height="6cm" svg:x="5.5cm" svg:y="6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7.75cm" svg:height="5.5cm" svg:x="6cm" svg:y="6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9cm" svg:height="5.5cm" svg:x="14cm" svg:y="6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5.75cm" svg:height="2.75cm" svg:x="16.5cm" svg:y="7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5.75cm" svg:height="1cm" svg:x="16.5cm" svg:y="10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8cm" svg:height="4.5cm" svg:x="5.75cm" svg:y="0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4.25cm" svg:height="4.75cm" svg:x="0.75cm" svg:y="0.5cm">
          <text:p text:style-name="P1"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9cm" svg:height="4.5cm" svg:x="14.75cm" svg:y="0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3.5cm" svg:height="1cm" svg:x="16cm" svg:y="3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4.25cm" svg:height="1cm" svg:x="20cm" svg:y="3.7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5cm" svg:height="1cm" svg:x="25cm" svg:y="3.7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5cm" svg:height="1cm" svg:x="30cm" svg:y="3.7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6.3cm" svg:height="1cm" svg:x="35.2cm" svg:y="3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7.75cm" svg:height="1cm" svg:x="42cm" svg:y="3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3.5cm" svg:height="1cm" svg:x="50cm" svg:y="3.7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3.25cm" svg:height="16cm" svg:x="5.25cm" svg:y="14.2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5.5cm" svg:height="16cm" svg:x="39cm" svg:y="14.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32.25cm" svg:height="2.5cm" svg:x="5.5cm" svg:y="14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32.25cm" svg:height="11.75cm" svg:x="5.5cm" svg:y="17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4.75cm" svg:height="1.75cm" svg:x="39.25cm" svg:y="14.7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4.75cm" svg:height="1.75cm" svg:x="39.25cm" svg:y="16.8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4.75cm" svg:height="1.75cm" svg:x="39.25cm" svg:y="18.9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4.75cm" svg:height="1.75cm" svg:x="39.25cm" svg:y="21.0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4.75cm" svg:height="1.75cm" svg:x="39.25cm" svg:y="23.0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59.5cm" svg:height="5.5cm" svg:x="0.25cm" svg:y="0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4.5cm" svg:height="5cm" svg:x="54.5cm" svg:y="0.2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10000076C0000043A261CE4E298D73C03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1cm" svg:stroke-color="#bf0041" draw:marker-start-width="0.35cm" draw:marker-start-center="false" draw:marker-end-width="0.35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bf0041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1cm" svg:stroke-color="#bf0041" draw:marker-start="Arrowheads_20_1" draw:marker-start-width="0.5cm" draw:marker-end="Arrowheads_20_2" draw:marker-end-width="0.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60cm" fo:page-height="34.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dc:date>2022-09-10T14:47:04.289528151</dc:date>
    <meta:editing-duration>PT17M15S</meta:editing-duration>
    <meta:editing-cycles>6</meta:editing-cycles>
    <meta:generator>LibreOffice/7.3.5.2$Linux_X86_64 LibreOffice_project/30$Build-2</meta:generator>
    <meta:document-statistic meta:object-count="29"/>
  </office:meta>
</office:document-meta>
</file>